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solid" draw:fill-color="#ffffff" draw:opacity="100%" draw:textarea-horizontal-align="justify" draw:textarea-vertical-align="top" draw:auto-grow-height="false" fo:min-height="10.644cm" fo:min-width="7.39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606060" draw:marker-start-width="0.359cm" draw:marker-end-width="0.359cm" draw:fill-color="#f2f2f2" draw:textarea-horizontal-align="justify" draw:textarea-vertical-align="middle" draw:auto-grow-height="false" fo:min-height="1cm" fo:min-width="4.5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b3b3b3" draw:marker-start-width="0.359cm" draw:marker-end-width="0.359cm" draw:fill-color="#d8d8d8" draw:textarea-horizontal-align="justify" draw:textarea-vertical-align="top" draw:auto-grow-height="false" fo:min-height="7.144cm" fo:min-width="2.64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3faf46" draw:marker-start-width="0.359cm" draw:marker-end-width="0.359cm" draw:fill-color="#81d41a" draw:textarea-horizontal-align="justify" draw:textarea-vertical-align="top" draw:auto-grow-height="false" fo:min-height="7.144cm" fo:min-width="2.644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9cm" draw:marker-end-width="0.359cm" draw:fill-color="#ff8000" draw:textarea-horizontal-align="justify" draw:textarea-vertical-align="middle" draw:auto-grow-height="false" fo:min-height="1cm" fo:min-width="4.5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-color="#ffff00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dash" draw:stroke-dash="Dot" svg:stroke-width="0.106cm" svg:stroke-color="#000000" svg:stroke-linecap="butt" draw:fill-color="#ffff00" draw:textarea-horizontal-align="justify" draw:textarea-vertical-align="middle" draw:auto-grow-height="false" fo:min-height="0.644cm" fo:min-width="2.144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-color="#ffff00" draw:textarea-horizontal-align="justify" draw:textarea-vertical-align="middle" draw:auto-grow-height="false" fo:min-height="0.394cm" fo:min-width="0.644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  <style:text-properties fo:font-weight="normal" fo:background-color="transparent"/>
    </style:style>
    <style:style style:name="P2" style:family="paragraph">
      <loext:graphic-properties draw:fill="solid" draw:fill-color="#ffffff" draw:opacity="100%"/>
      <style:paragraph-properties fo:text-align="center"/>
      <style:text-properties fo:font-weight="normal" fo:background-color="transparent"/>
    </style:style>
    <style:style style:name="P3" style:family="paragraph">
      <style:paragraph-properties fo:text-align="center"/>
    </style:style>
    <style:style style:name="P4" style:family="paragraph">
      <loext:graphic-properties draw:fill-color="#f2f2f2"/>
      <style:paragraph-properties fo:text-align="center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loext:graphic-properties draw:fill-color="#d8d8d8"/>
      <style:paragraph-properties fo:text-align="center"/>
      <style:text-properties fo:font-weight="normal"/>
    </style:style>
    <style:style style:name="P7" style:family="paragraph">
      <loext:graphic-properties draw:fill-color="#81d41a"/>
      <style:paragraph-properties fo:text-align="center"/>
      <style:text-properties fo:font-weight="normal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-color="#ffff00"/>
      <style:paragraph-properties fo:text-align="center"/>
      <style:text-properties fo:font-size="16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-color="#ffff00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8cm" svg:height="11cm" svg:x="18cm" svg:y="1cm">
          <text:p text:style-name="P1">ЦОД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1cm" svg:x="9.5cm" svg:y="1cm">
          <text:p text:style-name="P1">ЦОД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1cm" svg:x="1cm" svg:y="1cm">
          <text:p text:style-name="P1">ЦОД 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25cm" svg:x="2.5cm" svg:y="2.25cm">
          <text:p text:style-name="P3">Control Plane 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25cm" svg:height="7.5cm" svg:x="1.5cm" svg:y="4cm">
          <text:p text:style-name="P5">Worker 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25cm" svg:height="7.5cm" svg:x="5.25cm" svg:y="4cm">
          <text:p text:style-name="P5">Worker 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25cm" svg:height="7.5cm" svg:x="10cm" svg:y="4cm">
          <text:p text:style-name="P5">Worker 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25cm" svg:height="7.5cm" svg:x="13.75cm" svg:y="4cm">
          <text:p text:style-name="P5">Worker 4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25cm" svg:height="7.5cm" svg:x="18.5cm" svg:y="4cm">
          <text:p text:style-name="P5">Worker 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cm" svg:height="1.25cm" svg:x="11cm" svg:y="2.25cm">
          <text:p text:style-name="P3">Control Plane 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cm" svg:height="1.25cm" svg:x="19.5cm" svg:y="2.25cm">
          <text:p text:style-name="P3">Control Plane 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5cm" svg:height="1cm" svg:x="14.5cm" svg:y="6.25cm">
          <text:p text:style-name="P9">DB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75cm" svg:height="1cm" svg:x="14cm" svg:y="5cm">
          <text:p text:style-name="P9">Cach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5cm" svg:height="1cm" svg:x="19.25cm" svg:y="6.25cm">
          <text:p text:style-name="P9">DB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5cm" svg:height="1cm" svg:x="10.75cm" svg:y="5cm">
          <text:p text:style-name="P9">DB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75cm" svg:height="1cm" svg:x="18.75cm" svg:y="5cm">
          <text:p text:style-name="P9">Cache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75cm" svg:height="1cm" svg:x="10.25cm" svg:y="6.25cm">
          <text:p text:style-name="P9">Cach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1.75cm" svg:y="7.5cm">
          <text:p text:style-name="P11">F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4cm" svg:y="9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0.25cm" svg:y="9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20.25cm" svg:y="7.5cm">
          <text:p text:style-name="P11">F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20.25cm" svg:y="9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8.75cm" svg:y="9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0.25cm" svg:y="7.5cm">
          <text:p text:style-name="P11">F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1.75cm" svg:y="8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0.25cm" svg:y="8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4cm" svg:y="7.5cm">
          <text:p text:style-name="P11">F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5.5cm" svg:y="8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4cm" svg:y="8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8.75cm" svg:y="7.5cm">
          <text:p text:style-name="P11">F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20.25cm" svg:y="8.5cm">
          <text:p text:style-name="P11">BE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5cm" svg:height="0.75cm" svg:x="18.75cm" svg:y="8.5cm">
          <text:p text:style-name="P11">B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7T11:46:59.237000000</meta:creation-date>
    <dc:date>2022-12-17T12:24:30.741000000</dc:date>
    <meta:editing-duration>PT35M26S</meta:editing-duration>
    <meta:editing-cycles>2</meta:editing-cycles>
    <meta:generator>LibreOffice/7.4.3.2$Windows_X86_64 LibreOffice_project/1048a8393ae2eeec98dff31b5c133c5f1d08b890</meta:generator>
    <meta:document-statistic meta:object-count="32"/>
  </office:meta>
</office:document-meta>
</file>